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346in"/>
    </style:style>
    <style:style style:name="co2" style:family="table-column">
      <style:table-column-properties fo:break-before="auto" style:column-width="2.7307in"/>
    </style:style>
    <style:style style:name="co3" style:family="table-column">
      <style:table-column-properties fo:break-before="auto" style:column-width="2.1547in"/>
    </style:style>
    <style:style style:name="co4" style:family="table-column">
      <style:table-column-properties fo:break-before="auto" style:column-width="1.5154in"/>
    </style:style>
    <style:style style:name="co5" style:family="table-column">
      <style:table-column-properties fo:break-before="auto" style:column-width="0.7409in"/>
    </style:style>
    <style:style style:name="co6" style:family="table-column">
      <style:table-column-properties fo:break-before="auto" style:column-width="1.802in"/>
    </style:style>
    <style:style style:name="co7" style:family="table-column">
      <style:table-column-properties fo:break-before="auto" style:column-width="1.2335in"/>
    </style:style>
    <style:style style:name="co8" style:family="table-column">
      <style:table-column-properties fo:break-before="auto" style:column-width="0.6819in"/>
    </style:style>
    <style:style style:name="co9" style:family="table-column">
      <style:table-column-properties fo:break-before="auto" style:column-width="0.7118in"/>
    </style:style>
    <style:style style:name="co10" style:family="table-column">
      <style:table-column-properties fo:break-before="auto" style:column-width="0.8701in"/>
    </style:style>
    <style:style style:name="co11" style:family="table-column">
      <style:table-column-properties fo:break-before="auto" style:column-width="0.9772in"/>
    </style:style>
    <style:style style:name="co12" style:family="table-column">
      <style:table-column-properties fo:break-before="auto" style:column-width="1.5654in"/>
    </style:style>
    <style:style style:name="co13" style:family="table-column">
      <style:table-column-properties fo:break-before="auto" style:column-width="0.3256in"/>
    </style:style>
    <style:style style:name="co14" style:family="table-column">
      <style:table-column-properties fo:break-before="auto" style:column-width="0.6992in"/>
    </style:style>
    <style:style style:name="co15" style:family="table-column">
      <style:table-column-properties fo:break-before="auto" style:column-width="0.6701in"/>
    </style:style>
    <style:style style:name="co16" style:family="table-column">
      <style:table-column-properties fo:break-before="auto" style:column-width="2.922in"/>
    </style:style>
    <style:style style:name="co17" style:family="table-column">
      <style:table-column-properties fo:break-before="auto" style:column-width="0.5756in"/>
    </style:style>
    <style:style style:name="co18" style:family="table-column">
      <style:table-column-properties fo:break-before="auto" style:column-width="2.0043in"/>
    </style:style>
    <style:style style:name="co19" style:family="table-column">
      <style:table-column-properties fo:break-before="auto" style:column-width="2.3799in"/>
    </style:style>
    <style:style style:name="co20" style:family="table-column">
      <style:table-column-properties fo:break-before="auto" style:column-width="3.6453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2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1pt" fo:font-style="normal" fo:text-shadow="none" style:text-underline-style="none" fo:font-weight="normal" style:font-name-asian="Noto Sans CJK SC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1pt" style:font-name-asian="Noto Sans CJK SC" style:font-size-asian="11pt" style:font-size-complex="11pt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1pt" style:font-name-asian="Noto Sans CJK SC" style:font-size-asian="11pt" style:font-size-complex="11pt"/>
    </style:style>
    <style:style style:name="ce1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1pt" fo:font-style="normal" fo:text-shadow="none" style:text-underline-style="none" fo:font-weight="normal" style:font-name-asian="Noto Sans CJK SC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1pt" fo:font-weight="normal" style:font-name-asian="Noto Sans CJK SC" style:font-size-asian="11pt" style:font-weight-asian="normal" style:font-size-complex="11pt" style:font-weight-complex="normal"/>
    </style:style>
    <style:style style:name="ce6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2e3436" style:text-outline="false" style:text-line-through-style="none" style:text-line-through-type="none" style:font-name="Noto Sans CJK SC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ntarel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Noto Sans CJK SC" style:font-size-asian="11pt" style:font-size-complex="11pt"/>
    </style:style>
    <style:style style:name="ce1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1pt" fo:font-style="normal" fo:text-shadow="none" style:text-underline-style="none" fo:font-weight="normal" style:font-name-asian="Noto Sans CJK SC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style:font-name-asian="Noto Sans CJK SC"/>
    </style:style>
    <style:style style:name="ce9" style:family="table-cell" style:parent-style-name="Default" style:data-style-name="N8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1pt" fo:font-style="normal" fo:text-shadow="none" style:text-underline-style="none" fo:font-weight="normal" style:font-name-asian="Noto Sans CJK SC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1pt" fo:font-style="normal" fo:text-shadow="none" style:text-underline-style="none" fo:font-weight="normal" style:font-name-asian="Noto Sans CJK SC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ext-properties style:font-name="Noto Sans CJK SC" style:font-name-asian="Noto Sans CJK SC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1pt" fo:font-style="normal" fo:text-shadow="none" style:text-underline-style="none" fo:font-weight="normal" style:font-name-asian="Noto Sans CJK SC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3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5" style:family="text">
      <style:text-properties fo:color="#2e3436" style:font-name="Cantarell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" style:font-name-complex="Cantarell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6376" table:default-cell-style-name="ce5"/>
        <table:table-row table:style-name="ro1">
          <table:table-cell table:style-name="ce2" office:value-type="string" calcext:value-type="string">
            <text:p><text:span text:style-name="T1">MD5</text:span><text:span text:style-name="T2">校验码</text:span></text:p>
          </table:table-cell>
          <table:table-cell table:style-name="ce2" office:value-type="string" calcext:value-type="string">
            <text:p>书名</text:p>
          </table:table-cell>
          <table:table-cell table:style-name="ce2" office:value-type="string" calcext:value-type="string">
            <text:p><text:span text:style-name="T3">作者</text:span><text:span text:style-name="T4">/</text:span><text:span text:style-name="T2">编者</text:span></text:p>
          </table:table-cell>
          <table:table-cell table:style-name="ce2" office:value-type="string" calcext:value-type="string">
            <text:p>译者</text:p>
          </table:table-cell>
          <table:table-cell table:style-name="ce2" office:value-type="string" calcext:value-type="string">
            <text:p>版次/出版年份</text:p>
          </table:table-cell>
          <table:table-cell table:style-name="ce2" office:value-type="string" calcext:value-type="string">
            <text:p>出版社</text:p>
          </table:table-cell>
          <table:table-cell table:style-name="ce2" office:value-type="string" calcext:value-type="string">
            <text:p><text:span text:style-name="T1">ISBN</text:span><text:span text:style-name="T2">码</text:span></text:p>
          </table:table-cell>
          <table:table-cell table:style-name="ce2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" office:value-type="string" calcext:value-type="string">
            <text:p>英语品中国：科技篇</text:p>
          </table:table-cell>
          <table:table-cell table:style-name="ce1" office:value-type="string" calcext:value-type="string">
            <text:p><text:span text:style-name="T3">张钫炜</text:span><text:span text:style-name="T4">/</text:span><text:span text:style-name="T2">赵欣</text:span><text:span text:style-name="T4">/</text:span><text:span text:style-name="T2">袁方</text:span><text:span text:style-name="T4">/</text:span><text:span text:style-name="T2">王姗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2610e12d982d2207bb1b4cc4ea874c4</text:p>
          </table:table-cell>
          <table:table-cell office:value-type="string" calcext:value-type="string">
            <text:p>C程序设计语言（原书第2版）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299ec1e51edec507bd90fca74ad86eb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731e3f539d53b67a810adcf584b846b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7cfd8717435d37d18dba78cfa36ebe4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u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ebb8d8cee4847a48459484b18497141</text:p>
          </table:table-cell>
          <table:table-cell table:style-name="ce1" office:value-type="string" calcext:value-type="string">
            <text:p>毛译东思想与中国特色社会主义理论体系概论</text:p>
          </table:table-cell>
          <table:table-cell table:style-name="ce1" office:value-type="string" calcext:value-type="string">
            <text:p><text:span text:style-name="T3">《毛泽东思想和中国特色社会主义理论体系概论（</text:span><text:span text:style-name="T4">2023</text:span><text:span text:style-name="T2">年版）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" office:value-type="string" calcext:value-type="string">
            <text:p>大学物理学 力学、热学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bbd12fc083119b425de2438335c130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d1b7d7e97042d4f04ffcb36a6ae72b6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" office:value-type="string" calcext:value-type="string">
            <text:p>计算机操作系统：慕课版</text:p>
          </table:table-cell>
          <table:table-cell table:style-name="ce1" office:value-type="string" calcext:value-type="string">
            <text:p><text:span text:style-name="T3">汤小丹</text:span><text:span text:style-name="T4">/</text:span><text:span text:style-name="T2">王红玲</text:span><text:span text:style-name="T4">/</text:span><text:span text:style-name="T2">姜华</text:span><text:span text:style-name="T4">/</text:span><text:span text:style-name="T2">汤子瀛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a4b5a7d6f540371f641e655ded6ec0</text:p>
          </table:table-cell>
          <table:table-cell table:style-name="ce1" office:value-type="string" calcext:value-type="string">
            <text:p>高等代数 下册</text:p>
          </table:table-cell>
          <table:table-cell table:style-name="ce1" office:value-type="string" calcext:value-type="string">
            <text:p>丘维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" office:value-type="string" calcext:value-type="string">
            <text:p>大学物理学 下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" office:value-type="string" calcext:value-type="string">
            <text:p>数字电路与逻辑设计</text:p>
          </table:table-cell>
          <table:table-cell table:style-name="ce1" office:value-type="string" calcext:value-type="string">
            <text:p><text:span text:style-name="T3">刘培植</text:span><text:span text:style-name="T4">/</text:span><text:span text:style-name="T2">胡春静</text:span><text:span text:style-name="T4">/</text:span><text:span text:style-name="T2">郭琳</text:span><text:span text:style-name="T4">/</text:span><text:span text:style-name="T2">孙文生</text:span><text:span text:style-name="T4">/</text:span><text:span text:style-name="T2">刘丽华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019b14f8c6156d279f0fd602991302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5af4353636279f6572da915e782a833</text:p>
          </table:table-cell>
          <table:table-cell table:style-name="ce1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3abea7cd15c7d8cb8971f781979bfed3</text:p>
          </table:table-cell>
          <table:table-cell table:style-name="ce4" office:value-type="string" calcext:value-type="string">
            <text:p>运筹学基础及应用</text:p>
          </table:table-cell>
          <table:table-cell table:style-name="ce4" office:value-type="string" calcext:value-type="string">
            <text:p>胡运权</text:p>
          </table:table-cell>
          <table:table-cell table:style-name="ce4"/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高等教育出版社</text:p>
          </table:table-cell>
          <table:table-cell table:style-name="ce4" office:value-type="string" calcext:value-type="string">
            <text:p>9787040139907</text:p>
          </table:table-cell>
          <table:table-cell table:style-name="ce4" office:value-type="string" calcext:value-type="string">
            <text:p>pdf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" office:value-type="string" calcext:value-type="string">
            <text:p>应用密码学</text:p>
          </table:table-cell>
          <table:table-cell table:style-name="ce1" office:value-type="string" calcext:value-type="string">
            <text:p><text:span text:style-name="T3">雷敏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b71117af25ad5f9e702bf33899c2ef0</text:p>
          </table:table-cell>
          <table:table-cell table:style-name="ce1" office:value-type="string" calcext:value-type="string">
            <text:p>高等数学 下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3ddd1d4a0f47e21679af623963614cea</text:p>
          </table:table-cell>
          <table:table-cell table:style-name="ce4" office:value-type="string" calcext:value-type="string">
            <text:p>数据结构与算法</text:p>
          </table:table-cell>
          <table:table-cell table:style-name="ce4" office:value-type="string" calcext:value-type="string">
            <text:p>徐雅静/肖波/马占宇/黄平牧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北京邮电大学出版社</text:p>
          </table:table-cell>
          <table:table-cell table:style-name="ce4" office:value-type="string" calcext:value-type="string">
            <text:p>9787563551750</text:p>
          </table:table-cell>
          <table:table-cell table:style-name="ce4" office:value-type="string" calcext:value-type="string">
            <text:p>pdf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calcext:value-type="string">
            <text:p>3eb071b6be2e6614d27aa4d894c51493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eba821057e920c1347821208b6b12a9</text:p>
          </table:table-cell>
          <table:table-cell table:style-name="ce1" office:value-type="string" calcext:value-type="string">
            <text:p>新概念物理教程 光学</text:p>
          </table:table-cell>
          <table:table-cell table:style-name="ce1" office:value-type="string" calcext:value-type="string">
            <text:p>赵凯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" office:value-type="string" calcext:value-type="string">
            <text:p>大学物理学 上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6" office:value-type="string" calcext:value-type="string">
            <text:p><text:span text:style-name="T5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45782c5567f98c603a1a964f0019334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4e43d4da52b5e4395c25b8ad523c1d7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" office:value-type="string" calcext:value-type="string">
            <text:p>Л. Д. 朗道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cc578763719bfc9eb2259efc30cd040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" office:value-type="string" calcext:value-type="string">
            <text:p>组合数学引论</text:p>
          </table:table-cell>
          <table:table-cell table:style-name="ce1" office:value-type="string" calcext:value-type="string">
            <text:p><text:span text:style-name="T3">许胤龙</text:span><text:span text:style-name="T4">/</text:span><text:span text:style-name="T2">孙淑玲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高西全</text:span><text:span text:style-name="T4">/</text:span><text:span text:style-name="T2">丁玉美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" office:value-type="string" calcext:value-type="string">
            <text:p>习近平新时代中国特色社会主义思想概论</text:p>
          </table:table-cell>
          <table:table-cell table:style-name="ce1" office:value-type="string" calcext:value-type="string">
            <text:p>习近平新时代中国特色社会主义思想概论编写组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<text:span text:style-name="T3">高等教育出版社</text:span><text:span text:style-name="T4">/</text:span><text:span text:style-name="T2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" office:value-type="string" calcext:value-type="string">
            <text:p>大学物理学 中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84397f272ee33d11491cf78011abee2</text:p>
          </table:table-cell>
          <table:table-cell table:style-name="ce1" office:value-type="string" calcext:value-type="string">
            <text:p>计算机网络：自顶向下方法（原书第八版）</text:p>
          </table:table-cell>
          <table:table-cell table:style-name="ce1" office:value-type="string" calcext:value-type="string">
            <text:p>James F. Kurose/Keith W. Ross</text:p>
          </table:table-cell>
          <table:table-cell table:style-name="ce1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" office:value-type="string" calcext:value-type="string">
            <text:p>形式语言与自动机</text:p>
          </table:table-cell>
          <table:table-cell table:style-name="ce1" office:value-type="string" calcext:value-type="string">
            <text:p><text:span text:style-name="T3">杨娟</text:span><text:span text:style-name="T4">/</text:span><text:span text:style-name="T2">石川</text:span><text:span text:style-name="T4">/</text:span><text:span text:style-name="T2">王柏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634d5eeb2528324e176ce30b1097af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" office:value-type="string" calcext:value-type="string">
            <text:p>工科数学分析基础 下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dd28249641a44db1766e2ee0072a7b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2d8ab20ac19daa09ad453dd252b80c3</text:p>
          </table:table-cell>
          <table:table-cell table:style-name="ce1" office:value-type="string" calcext:value-type="string">
            <text:p>信号与系统（第三版）习题解析</text:p>
          </table:table-cell>
          <table:table-cell table:style-name="ce1" office:value-type="string" calcext:value-type="string">
            <text:p>谷源涛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/>
          <table:table-cell table:style-name="ce4" table:number-columns-repeated="16375"/>
        </table:table-row>
        <table:table-row table:style-name="ro1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a7c3b94a1ab6c903d2a324d2f824652</text:p>
          </table:table-cell>
          <table:table-cell table:style-name="ce1" office:value-type="string" calcext:value-type="string">
            <text:p>理论物理学教程 第1卷 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table:style-name="ce1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" office:value-type="string" calcext:value-type="string">
            <text:p><text:span text:style-name="T3">数据结构：</text:span><text:span text:style-name="T4">C</text:span><text:span text:style-name="T2">语言版</text:span></text:p>
          </table:table-cell>
          <table:table-cell table:style-name="ce1" office:value-type="string" calcext:value-type="string">
            <text:p><text:span text:style-name="T3">严蔚敏</text:span><text:span text:style-name="T4">/</text:span><text:span text:style-name="T2">吴伟民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">Verilog</text:span><text:span text:style-name="T2">数字系统设计教程</text:span></text:p>
          </table:table-cell>
          <table:table-cell table:style-name="ce1" office:value-type="string" calcext:value-type="string">
            <text:p>夏宇闻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724d7b3192836b01e99f33c45a405c42</text:p>
          </table:table-cell>
          <table:table-cell table:style-name="ce4" office:value-type="string" calcext:value-type="string">
            <text:p>高等数学（下）/Advanced Mathematics(II)</text:p>
          </table:table-cell>
          <table:table-cell table:style-name="ce4" office:value-type="string" calcext:value-type="string">
            <text:p>北京邮电大学高等数学双语教学组</text:p>
          </table:table-cell>
          <table:table-cell table:style-name="ce4"/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北京邮电大学出版社</text:p>
          </table:table-cell>
          <table:table-cell table:style-name="ce4" office:value-type="string" calcext:value-type="string">
            <text:p>9787563528936</text:p>
          </table:table-cell>
          <table:table-cell table:style-name="ce4" office:value-type="string" calcext:value-type="string">
            <text:p>pdf</text:p>
          </table:table-cell>
          <table:table-cell table:style-name="ce4"/>
          <table:table-cell table:number-columns-repeated="16375"/>
        </table:table-row>
        <table:table-row table:style-name="ro2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ba2bce64b9c85ca12b12ec6be9af5e</text:p>
          </table:table-cell>
          <table:table-cell table:style-name="ce1" office:value-type="string" calcext:value-type="string">
            <text:p>大学生数学竞赛教程</text:p>
          </table:table-cell>
          <table:table-cell table:style-name="ce1" office:value-type="string" calcext:value-type="string">
            <text:p>蒲和平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" office:value-type="string" calcext:value-type="string">
            <text:p>物理学教程 上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7cc3dc2ebdbebdaffee36cb07b32f8f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a289007174dca131d253413c9ce4242</text:p>
          </table:table-cell>
          <table:table-cell table:style-name="ce1" office:value-type="string" calcext:value-type="string">
            <text:p>大学计算机基础</text:p>
          </table:table-cell>
          <table:table-cell table:style-name="ce1" office:value-type="string" calcext:value-type="string">
            <text:p>牛少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a60522f051ee295ed476ce8dbe44a75</text:p>
          </table:table-cell>
          <table:table-cell table:style-name="ce1" office:value-type="string" calcext:value-type="string">
            <text:p>数学物理方法——理论、历史与计算机</text:p>
          </table:table-cell>
          <table:table-cell table:style-name="ce1" office:value-type="string" calcext:value-type="string">
            <text:p>郭玉翠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" office:value-type="string" calcext:value-type="string">
            <text:p><text:span text:style-name="T3">中国近现代史纲要：</text:span><text:span text:style-name="T4">2023</text:span><text:span text:style-name="T2">年版</text:span></text:p>
          </table:table-cell>
          <table:table-cell table:style-name="ce1" office:value-type="string" calcext:value-type="string">
            <text:p><text:span text:style-name="T3">《中国近现代史纲要（</text:span><text:span text:style-name="T4">2023</text:span><text:span text:style-name="T2">年版）》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326eca437406d5e5c0abd19942cef38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" office:value-type="string" calcext:value-type="string">
            <text:p>数字电路答疑解惑与典型题解</text:p>
          </table:table-cell>
          <table:table-cell table:style-name="ce1" office:value-type="string" calcext:value-type="string">
            <text:p><text:span text:style-name="T3">吴蕾</text:span><text:span text:style-name="T4">/</text:span><text:span text:style-name="T2">杨平乐</text:span><text:span text:style-name="T4">/</text:span><text:span text:style-name="T2">王诗兵</text:span><text:span text:style-name="T4">/</text:span><text:span text:style-name="T2">吴婷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a18ea3629dae332889a5f7e1576748</text:p>
          </table:table-cell>
          <table:table-cell table:style-name="ce1" office:value-type="string" calcext:value-type="string">
            <text:p>跨文化交际实用教程</text:p>
          </table:table-cell>
          <table:table-cell table:style-name="ce1" office:value-type="string" calcext:value-type="string">
            <text:p>胡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" office:value-type="string" calcext:value-type="string">
            <text:p>电路分析与电子电路基础</text:p>
          </table:table-cell>
          <table:table-cell table:style-name="ce1" office:value-type="string" calcext:value-type="string">
            <text:p><text:span text:style-name="T3">刘刚</text:span><text:span text:style-name="T4">/</text:span><text:span text:style-name="T2">侯宾</text:span><text:span text:style-name="T4">/</text:span><text:span text:style-name="T2">吕玉琴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" office:value-type="string" calcext:value-type="string">
            <text:p>工科数学分析基础 上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" office:value-type="string" calcext:value-type="string">
            <text:p>物理学教程 下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text:span text:style-name="T4">/</text:span><text:span text:style-name="T2">解希顺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" office:value-type="string" calcext:value-type="string">
            <text:p>大学物理学 电磁学、光学、量子物理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e49be74d82a367327a011e13bc6758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4b2776d7896ae286cfad8bee5fd4ae</text:p>
          </table:table-cell>
          <table:table-cell table:style-name="ce1" office:value-type="string" calcext:value-type="string">
            <text:p>高等数学试题集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" office:value-type="string" calcext:value-type="string">
            <text:p>普通化学原理</text:p>
          </table:table-cell>
          <table:table-cell table:style-name="ce1" office:value-type="string" calcext:value-type="string">
            <text:p><text:span text:style-name="T3">华彤文</text:span><text:span text:style-name="T4">/</text:span><text:span text:style-name="T2">王颖霞</text:span><text:span text:style-name="T4">/</text:span><text:span text:style-name="T2">卞江</text:span><text:span text:style-name="T4">/</text:span><text:span text:style-name="T2">陈景祖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9388739aa1a46625fdd515c1577f85f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赵志诚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" office:value-type="string" calcext:value-type="string">
            <text:p><text:span text:style-name="T3">数据结构与算法：</text:span><text:span text:style-name="T4">AI</text:span><text:span text:style-name="T2">与大数据版</text:span></text:p>
          </table:table-cell>
          <table:table-cell table:style-name="ce1" office:value-type="string" calcext:value-type="string">
            <text:p><text:span text:style-name="T3">徐雅静</text:span><text:span text:style-name="T4">/</text:span><text:span text:style-name="T2">肖波</text:span><text:span text:style-name="T4">/</text:span><text:span text:style-name="T2">马占宇</text:span><text:span text:style-name="T4">/</text:span><text:span text:style-name="T2">黄平牧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32443085ed5e9b3492df17e44b30eab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4c9ff7a62a3193849ba750bd242fce0</text:p>
          </table:table-cell>
          <table:table-cell table:style-name="ce1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" office:value-type="string" calcext:value-type="string">
            <text:p>Lucas, S. E./殷苏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662f6e98ba793412ec9c7df6f217c1b</text:p>
          </table:table-cell>
          <table:table-cell table:style-name="ce1" office:value-type="string" calcext:value-type="string">
            <text:p>工程数学 复变函数（第四版）学习辅导与习题选解</text:p>
          </table:table-cell>
          <table:table-cell table:style-name="ce1" office:value-type="string" calcext:value-type="string">
            <text:p>王绵森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69a892457a64b282cedf9c873fd4c57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25eb2cebaba49bf3d78672d915a0b</text:p>
          </table:table-cell>
          <table:table-cell table:style-name="ce10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ff45b3b1a84445c97c82c8dffb1930d</text:p>
          </table:table-cell>
          <table:table-cell table:style-name="ce1" office:value-type="string" calcext:value-type="string">
            <text:p>复变函数</text:p>
          </table:table-cell>
          <table:table-cell table:style-name="ce1" office:value-type="string" calcext:value-type="string">
            <text:p>西安交通大学高等数学教研室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06aeee2bf1a0adb36baae3074b4682d</text:p>
          </table:table-cell>
          <table:table-cell table:style-name="ce1" office:value-type="string" calcext:value-type="string">
            <text:p>电子电路测量与设计实验</text:p>
          </table:table-cell>
          <table:table-cell table:style-name="ce1" office:value-type="string" calcext:value-type="string">
            <text:p><text:span text:style-name="T3">陈凌霄</text:span><text:span text:style-name="T4">/</text:span><text:span text:style-name="T2">孙丹丹</text:span><text:span text:style-name="T4">/</text:span><text:span text:style-name="T2">张晓磊</text:span><text:span text:style-name="T4">/</text:span><text:span text:style-name="T2">高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" office:value-type="string" calcext:value-type="string">
            <text:p>电路分析基础</text:p>
          </table:table-cell>
          <table:table-cell table:style-name="ce1" office:value-type="string" calcext:value-type="string">
            <text:p><text:span text:style-name="T3">俎云霄</text:span><text:span text:style-name="T4">/</text:span><text:span text:style-name="T2">李巍海</text:span><text:span text:style-name="T4">/</text:span><text:span text:style-name="T2">侯宾</text:span><text:span text:style-name="T4">/</text:span><text:span text:style-name="T2">张勇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/>
          <table:table-cell table:style-name="ce4" table:number-columns-repeated="16375"/>
        </table:table-row>
        <table:table-row table:style-name="ro1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d5450ea00a7844950b8f6b2579b4f06</text:p>
          </table:table-cell>
          <table:table-cell table:style-name="ce1" office:value-type="string" calcext:value-type="string">
            <text:p>概率论与随机过程</text:p>
          </table:table-cell>
          <table:table-cell table:style-name="ce1" office:value-type="string" calcext:value-type="string">
            <text:p>北京邮电大学数学系概率教学组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" office:value-type="string" calcext:value-type="string">
            <text:p><text:span text:style-name="T3">微机原理与接口技术：基于</text:span><text:span text:style-name="T4">ARM Cortex-M4</text:span></text:p>
          </table:table-cell>
          <table:table-cell table:style-name="ce1" office:value-type="string" calcext:value-type="string">
            <text:p>田辉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" office:value-type="string" calcext:value-type="string">
            <text:p><text:span text:style-name="T3">概率论与数理统计习题全解指南（浙大</text:span><text:span text:style-name="T4">·</text:span><text:span text:style-name="T2">五版）</text:span>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375804ce7b1fe32aa1e1e676b4a221d</text:p>
          </table:table-cell>
          <table:table-cell table:style-name="ce1" office:value-type="string" calcext:value-type="string">
            <text:p>电子电路基础及通信电子电路学习指导书</text:p>
          </table:table-cell>
          <table:table-cell table:style-name="ce1" office:value-type="string" calcext:value-type="string">
            <text:p><text:span text:style-name="T3">刘宝玲</text:span><text:span text:style-name="T4">/</text:span><text:span text:style-name="T2">胡春静</text:span><text:span text:style-name="T4">/</text:span><text:span text:style-name="T2">郭琳</text:span><text:span text:style-name="T4">/</text:span><text:span text:style-name="T2">孙文生</text:span><text:span text:style-name="T4">/</text:span><text:span text:style-name="T2">刘琣植</text:span><text:span text:style-name="T4">/</text:span><text:span text:style-name="T2">张晓莹</text:span><text:span text:style-name="T4">/</text:span><text:span text:style-name="T2">邓钢</text:span><text:span text:style-name="T4">/</text:span><text:span text:style-name="T2">崔琪楠</text:span><text:span text:style-name="T4">/</text:span><text:span text:style-name="T2">李立华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" office:value-type="string" calcext:value-type="string">
            <text:p>通信原理</text:p>
          </table:table-cell>
          <table:table-cell table:style-name="ce1" office:value-type="string" calcext:value-type="string">
            <text:p><text:span text:style-name="T3">周烔槃</text:span><text:span text:style-name="T4">/</text:span><text:span text:style-name="T2">庞沁华</text:span><text:span text:style-name="T4">/</text:span><text:span text:style-name="T2">续大我</text:span><text:span text:style-name="T4">/</text:span><text:span text:style-name="T2">吴伟陵</text:span><text:span text:style-name="T4">/</text:span><text:span text:style-name="T2">杨鸿文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门爱东</text:span><text:span text:style-name="T4">/</text:span><text:span text:style-name="T2">苏菲</text:span><text:span text:style-name="T4">/</text:span><text:span text:style-name="T2">王雷</text:span><text:span text:style-name="T4">/</text:span><text:span text:style-name="T2">王海婴</text:span><text:span text:style-name="T4">/</text:span><text:span text:style-name="T2">李江军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4dbabf576e2c46a2f59553d87d2ec1</text:p>
          </table:table-cell>
          <table:table-cell table:style-name="ce1" office:value-type="string" calcext:value-type="string">
            <text:p>高等数学（经管类） 下册</text:p>
          </table:table-cell>
          <table:table-cell table:style-name="ce1" office:value-type="string" calcext:value-type="string">
            <text:p><text:span text:style-name="T3">史悦</text:span><text:span text:style-name="T4">/</text:span><text:span text:style-name="T2">李晓莉</text:span><text:span text:style-name="T4">/</text:span><text:span text:style-name="T2">李晓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" office:value-type="string" calcext:value-type="string">
            <text:p>线性代数与几何学习辅导</text:p>
          </table:table-cell>
          <table:table-cell table:style-name="ce1" office:value-type="string" calcext:value-type="string">
            <text:p><text:span text:style-name="T3">刘吉佑</text:span><text:span text:style-name="T4">/</text:span><text:span text:style-name="T2">莫骄</text:span><text:span text:style-name="T4">/</text:span><text:span text:style-name="T2">李亚杰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a1b71c76edcd89cc7f1b274dcc809e6</text:p>
          </table:table-cell>
          <table:table-cell table:style-name="ce1" office:value-type="string" calcext:value-type="string">
            <text:p>高等数学 上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c97c014dbae4e33a63d29bf540366f9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dea2f4822df9b5802803a3b3875100ba</text:p>
          </table:table-cell>
          <table:table-cell table:style-name="ce4" office:value-type="string" calcext:value-type="string">
            <text:p>高等数学（上）/Advanced Mathematics</text:p>
          </table:table-cell>
          <table:table-cell table:style-name="ce4" office:value-type="string" calcext:value-type="string">
            <text:p>北京邮电大学高等数学双语教学组</text:p>
          </table:table-cell>
          <table:table-cell table:style-name="ce4"/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北京邮电大学出版社</text:p>
          </table:table-cell>
          <table:table-cell table:style-name="ce4" office:value-type="string" calcext:value-type="string">
            <text:p>9787563552726</text:p>
          </table:table-cell>
          <table:table-cell table:style-name="ce4" office:value-type="string" calcext:value-type="string">
            <text:p>pdf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4" office:value-type="string" calcext:value-type="string">
            <text:p>debb2a13def8c76d61f98cc0afde7e65</text:p>
          </table:table-cell>
          <table:table-cell table:style-name="ce4" office:value-type="string" calcext:value-type="string">
            <text:p>数学模型</text:p>
          </table:table-cell>
          <table:table-cell table:style-name="ce4" office:value-type="string" calcext:value-type="string">
            <text:p>姜启源/谢金星/叶俊</text:p>
          </table:table-cell>
          <table:table-cell table:style-name="ce4"/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高等教育出版社</text:p>
          </table:table-cell>
          <table:table-cell table:style-name="ce4" office:value-type="string" calcext:value-type="string">
            <text:p>9787040311501</text:p>
          </table:table-cell>
          <table:table-cell table:style-name="ce4" office:value-type="string" calcext:value-type="string">
            <text:p>pdf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7366925f067b1149783e6f5fa56d5d5</text:p>
          </table:table-cell>
          <table:table-cell table:style-name="ce1" office:value-type="string" calcext:value-type="string">
            <text:p>工程数学 矢量分析与场论</text:p>
          </table:table-cell>
          <table:table-cell table:style-name="ce1" office:value-type="string" calcext:value-type="string">
            <text:p>谢树艺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792b61bc73e8229f94a19a6f5830bad</text:p>
          </table:table-cell>
          <table:table-cell table:style-name="ce1" office:value-type="string" calcext:value-type="string">
            <text:p>电子技术基础 模拟部分</text:p>
          </table:table-cell>
          <table:table-cell table:style-name="ce1" office:value-type="string" calcext:value-type="string">
            <text:p><text:span text:style-name="T3">康华光</text:span><text:span text:style-name="T4">/</text:span><text:span text:style-name="T2">张林</text:span><text:span text:style-name="T4">/</text:span><text:span text:style-name="T2">陈大钦</text:span><text:span text:style-name="T4">/</text:span><text:span text:style-name="T2">秦臻</text:span><text:span text:style-name="T4">/</text:span><text:span text:style-name="T2">邓天平</text:span><text:span text:style-name="T4">/</text:span><text:span text:style-name="T2">罗杰</text:span></text:p>
          </table:table-cell>
          <table:table-cell table:style-name="ce1"/>
          <table:table-cell office:value-type="string" calcext:value-type="string">
            <text:p>7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" office:value-type="string" calcext:value-type="string">
            <text:p>概率论与数理统计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5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/>
          <table:table-cell table:style-name="ce4" table:number-columns-repeated="16375"/>
        </table:table-row>
        <table:table-row table:style-name="ro1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/>
          <table:table-cell table:style-name="ce4" table:number-columns-repeated="16375"/>
        </table:table-row>
        <table:table-row table:style-name="ro1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/>
          <table:table-cell table:style-name="ce4" table:number-columns-repeated="16375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" office:value-type="string" calcext:value-type="string">
            <text:p>半导体器件基础</text:p>
          </table:table-cell>
          <table:table-cell table:style-name="ce11" office:value-type="string" calcext:value-type="string">
            <text:p>Robert F. Pierret</text:p>
          </table:table-cell>
          <table:table-cell office:value-type="string" calcext:value-type="string">
            <text:p><text:span text:style-name="T6">黄如</text:span><text:span text:style-name="T7">/</text:span><text:span text:style-name="T8">王漪</text:span><text:span text:style-name="T7">/</text:span><text:span text:style-name="T8">王金延</text:span><text:span text:style-name="T7">/</text:span><text:span text:style-name="T8">金海岩</text:span>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189c8f28773b0345c4af90edf3c8690</text:p>
          </table:table-cell>
          <table:table-cell table:style-name="ce1" office:value-type="string" calcext:value-type="string">
            <text:p>计算机组成原理：立体化教材</text:p>
          </table:table-cell>
          <table:table-cell table:style-name="ce1" office:value-type="string" calcext:value-type="string">
            <text:p><text:span text:style-name="T3">白中英</text:span><text:span text:style-name="T4">/</text:span><text:span text:style-name="T2">戴志涛</text:span></text:p>
          </table:table-cell>
          <table:table-cell table:style-name="ce1"/>
          <table:table-cell office:value-type="string" calcext:value-type="string">
            <text:p>6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2ee04f90d44acf07a43442612630a89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" office:value-type="string" calcext:value-type="string">
            <text:p>信号与系统引论</text:p>
          </table:table-cell>
          <table:table-cell table:style-name="ce1" office:value-type="string" calcext:value-type="string">
            <text:p><text:span text:style-name="T3">郑君里</text:span><text:span text:style-name="T4">/</text:span><text:span text:style-name="T2">应启珩</text:span><text:span text:style-name="T4">/</text:span><text:span text:style-name="T2">杨为理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" office:value-type="string" calcext:value-type="string">
            <text:p>软件项目管理案例教程</text:p>
          </table:table-cell>
          <table:table-cell table:style-name="ce1" office:value-type="string" calcext:value-type="string">
            <text:p><text:span text:style-name="T3">韩万江</text:span><text:span text:style-name="T4">/</text:span><text:span text:style-name="T2">姜立新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number-rows-repeated="1048345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ests" table:style-name="ta2">
        <office:forms form:automatic-focus="false" form:apply-design-mode="false"/>
        <table:table-column table:style-name="co1" table:default-cell-style-name="ce7"/>
        <table:table-column table:style-name="co8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number-columns-repeated="16376" table:default-cell-style-name="ce12"/>
        <table:table-column table:style-name="co15" table:default-cell-style-name="Default"/>
        <table:table-row table:style-name="ro1">
          <table:table-cell table:style-name="ce19" office:value-type="string" calcext:value-type="string">
            <text:p><text:span text:style-name="T1">MD5</text:span><text:span text:style-name="T2">校验码</text:span></text:p>
          </table:table-cell>
          <table:table-cell table:style-name="ce19" office:value-type="string" calcext:value-type="string">
            <text:p>课程类型</text:p>
          </table:table-cell>
          <table:table-cell table:style-name="ce19" office:value-type="string" calcext:value-type="string">
            <text:p>学院</text:p>
          </table:table-cell>
          <table:table-cell table:style-name="ce19" office:value-type="string" calcext:value-type="string">
            <text:p>年份</text:p>
          </table:table-cell>
          <table:table-cell table:style-name="ce19" office:value-type="string" calcext:value-type="string">
            <text:p>课程名称</text:p>
          </table:table-cell>
          <table:table-cell table:style-name="ce19" office:value-type="string" calcext:value-type="string">
            <text:p>考试阶段（期中0/期末1）</text:p>
          </table:table-cell>
          <table:table-cell table:style-name="ce19" office:value-type="string" calcext:value-type="string">
            <text:p><text:span text:style-name="T3">资料类型（纯试题</text:span><text:span text:style-name="T4">Q/</text:span><text:span text:style-name="T2">纯答案</text:span><text:span text:style-name="T4">A</text:span><text:span text:style-name="T2">）</text:span></text:p>
          </table:table-cell>
          <table:table-cell table:style-name="ce19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f7954bee718e0ed6c99deb9ae347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19fb06e5123bb51546caa7cfeca177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2de52cd1fb4a738d8350a4028c78d1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10d5acfa6b3c4eef7f9a2f676c59ad</text:p>
          </table:table-cell>
          <table:table-cell table:style-name="ce13"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table:style-name="ce13" office:value-type="string" calcext:value-type="string">
            <text:p>信号与系统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7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5badd4babe144df7778137a43890f0</text:p>
          </table:table-cell>
          <table:table-cell/>
          <table:table-cell table:style-name="ce13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13" office:value-type="string" calcext:value-type="string">
            <text:p>概率论与数理统计</text:p>
          </table:table-cell>
          <table:table-cell table:style-name="ce13"/>
          <table:table-cell office:value-type="string" calcext:value-type="string">
            <text:p>Q</text:p>
          </table:table-cell>
          <table:table-cell table:style-name="ce7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3d71d4c94bc43ad3f9a72eb300ad34c</text:p>
          </table:table-cell>
          <table:table-cell table:style-name="ce13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3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a78c774657e8a0fe11136f0453488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b89ba21190e905314ec2094bd9cf454</text:p>
          </table:table-cell>
          <table:table-cell table:style-name="ce13"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table:style-name="ce13" office:value-type="string" calcext:value-type="string">
            <text:p>信号与系统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885db5e7a13f6ba77d1db8d613462f</text:p>
          </table:table-cell>
          <table:table-cell table:style-name="ce13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13" office:value-type="string" calcext:value-type="string">
            <text:p>概率论与随机过程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7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f5973cd97946479ed32fd426942f944</text:p>
          </table:table-cell>
          <table:table-cell table:style-name="ce13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3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7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011ed746451be628133bd281c143376</text:p>
          </table:table-cell>
          <table:table-cell table:style-name="ce13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3" office:value-type="string" calcext:value-type="string">
            <text:p>信号与系统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df77815fcb921650bfd95dff34fe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27bdbc966911e4da0388e4aeea7c65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fcccf863bf8f692e20baf5682e8c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6ea1dc0530ed36c3fa5e1edbd533d82</text:p>
          </table:table-cell>
          <table:table-cell table:style-name="ce13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3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806f752880d06f83440b47f437fad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b76c4df3087eab8b8d7052b4fe9cffb</text:p>
          </table:table-cell>
          <table:table-cell table:style-name="ce13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13" office:value-type="string" calcext:value-type="string">
            <text:p>信号与系统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beb214d0033d5f1dddfa23c71dff7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ff297d42f670577205433777ae78178</text:p>
          </table:table-cell>
          <table:table-cell table:style-name="ce13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3" office:value-type="string" calcext:value-type="string">
            <text:p><text:span text:style-name="T3">大学物理</text:span><text:span text:style-name="T4">C</text:span>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7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0df2d9357a595b46f428fba0e70c46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d5bd1ad08d81ce169eb030112cd082</text:p>
          </table:table-cell>
          <table:table-cell table:style-name="ce13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13" office:value-type="string" calcext:value-type="string">
            <text:p>概率论与随机过程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7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27e82069165edfeae33a305d908c0795</text:p>
          </table:table-cell>
          <table:table-cell table:style-name="ce13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13" office:value-type="string" calcext:value-type="string">
            <text:p>概率论与随机过程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7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13" office:value-type="string" calcext:value-type="string">
            <text:p>矩阵分析与应用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7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a5300e4cd28cea645e28de5e044c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1b9e80ed2d0f140c324f1a288cbc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3a9d1e0a968edef67e8d13fa7622360</text:p>
          </table:table-cell>
          <table:table-cell table:style-name="ce13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3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7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13" office:value-type="string" calcext:value-type="string">
            <text:p>矩阵分析与应用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7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9272ed9e826ad38331cd853f9207f6f</text:p>
          </table:table-cell>
          <table:table-cell table:style-name="ce13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3" office:value-type="string" calcext:value-type="string">
            <text:p>信号与系统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7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9ae835951fa2fa6c2aef9fda9d0ff3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e0903dfb24b0a7a251da29726425c6a</text:p>
          </table:table-cell>
          <table:table-cell table:style-name="ce13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3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7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ec1ce212dd320b06787ef5dfeaf08fd</text:p>
          </table:table-cell>
          <table:table-cell table:style-name="ce13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13" office:value-type="string" calcext:value-type="string">
            <text:p>信号与系统</text:p>
          </table:table-cell>
          <table:table-cell table:style-name="ce13"/>
          <table:table-cell office:value-type="string" calcext:value-type="string">
            <text:p>Q</text:p>
          </table:table-cell>
          <table:table-cell table:style-name="ce7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4d48d11bf438f9d632e980e4eb3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108788e7e7f1b5d2739ba97ee8049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461b7dbaff81ccff808049c47c5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13" office:value-type="string" calcext:value-type="string">
            <text:p>概率论与随机过程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7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aa9856e72c08991ed9997e48e64842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d9dc11ea6b222c2c0c3858b9c47b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8641e62634416619ec158e82c5d2783</text:p>
          </table:table-cell>
          <table:table-cell table:style-name="ce13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3" office:value-type="string" calcext:value-type="string">
            <text:p>信号与系统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2a9c3a51e6e093e1fb84320516f251</text:p>
          </table:table-cell>
          <table:table-cell table:style-name="ce13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13" office:value-type="string" calcext:value-type="string">
            <text:p>信号与系统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7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dbd69acf4c4f90aaf3996fa7a37dd2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9e8666004aaee78483b1d6ca8cda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726506becd5e05249f1478f3724d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f1a163a4d183fc991b950f20d3c2d1</text:p>
          </table:table-cell>
          <table:table-cell table:style-name="ce13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13" office:value-type="string" calcext:value-type="string">
            <text:p>高等数学A（上）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7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7c1c4778e14ffead51b89eeccfb3e6</text:p>
          </table:table-cell>
          <table:table-cell table:style-name="ce13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3" office:value-type="string" calcext:value-type="string">
            <text:p><text:span text:style-name="T3">大学物理</text:span><text:span text:style-name="T4">C</text:span>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55656cd8d6d65dddd2d328744c87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6d92229ba8b7923c6fa8a7bfc141987</text:p>
          </table:table-cell>
          <table:table-cell table:style-name="ce13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13" office:value-type="string" calcext:value-type="string">
            <text:p>离散数学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7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a187acf5ba518bc81100a170602b15f</text:p>
          </table:table-cell>
          <table:table-cell table:style-name="ce13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13" office:value-type="string" calcext:value-type="string">
            <text:p>计算机组成与系统结构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7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c51389278ea2a649b2bcc727974474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d9a1cf4a4e32ea8982d5ab0d640c4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218141c1d52bb1c3311e2d8cd63b27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476dd5a2b59f7a754d051dda58a9cf9</text:p>
          </table:table-cell>
          <table:table-cell table:style-name="ce13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3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97e134fc84c4fd7056741a52c642b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b184c040b88eb14c5b7ccfce36da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8d70dc6cb2158c266782215b3273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13" office:value-type="string" calcext:value-type="string">
            <text:p>矩阵理论和方法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7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9c3ce54dccacc36393f8ee1761d2e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13" office:value-type="string" calcext:value-type="string">
            <text:p>矩阵论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7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cabfe0eefd1b84c1465acf735c316c</text:p>
          </table:table-cell>
          <table:table-cell table:style-name="ce13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13" office:value-type="string" calcext:value-type="string">
            <text:p>概率论与随机过程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7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40c652fc6a6734d24950b76ca53d0d1</text:p>
          </table:table-cell>
          <table:table-cell table:style-name="ce13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3" office:value-type="string" calcext:value-type="string">
            <text:p>信号与系统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7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13" office:value-type="string" calcext:value-type="string">
            <text:p>矩阵分析与应用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7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426215247f233f14278e472eca1a3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cfb43402735b71cf97bfa1de00b91c8</text:p>
          </table:table-cell>
          <table:table-cell table:style-name="ce13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3" office:value-type="string" calcext:value-type="string">
            <text:p>信号与系统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d316af9963fda27ffe1b78875d61a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4ba27bb384364c4f9128ea0c2a71aad</text:p>
          </table:table-cell>
          <table:table-cell table:style-name="ce13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13" office:value-type="string" calcext:value-type="string">
            <text:p>概率论与随机过程</text:p>
          </table:table-cell>
          <table:table-cell table:style-name="ce13"/>
          <table:table-cell office:value-type="string" calcext:value-type="string">
            <text:p>QA</text:p>
          </table:table-cell>
          <table:table-cell table:style-name="ce7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ca7caef1fab5151a3f0e4e1460125</text:p>
          </table:table-cell>
          <table:table-cell table:style-name="ce13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13" office:value-type="string" calcext:value-type="string">
            <text:p>概率论与随机过程</text:p>
          </table:table-cell>
          <table:table-cell table:style-name="ce13"/>
          <table:table-cell office:value-type="string" calcext:value-type="string">
            <text:p>QA</text:p>
          </table:table-cell>
          <table:table-cell table:style-name="ce7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6b05ec23053e0b0459cef982d1c3e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95a212bb94c98235af4d93627e08f0d</text:p>
          </table:table-cell>
          <table:table-cell table:style-name="ce13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13" office:value-type="string" calcext:value-type="string">
            <text:p>概率论与随机过程</text:p>
          </table:table-cell>
          <table:table-cell table:style-name="ce13"/>
          <table:table-cell office:value-type="string" calcext:value-type="string">
            <text:p>QA</text:p>
          </table:table-cell>
          <table:table-cell table:style-name="ce7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b67918e51928eb648b6ec4f4e93bf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d7649c02c3f7f86f4c82001c6ed66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d2f71a01ff07f4dffddc51b630122</text:p>
          </table:table-cell>
          <table:table-cell table:style-name="ce13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13" office:value-type="string" calcext:value-type="string">
            <text:p>信号与系统</text:p>
          </table:table-cell>
          <table:table-cell table:style-name="ce13"/>
          <table:table-cell office:value-type="string" calcext:value-type="string">
            <text:p>A</text:p>
          </table:table-cell>
          <table:table-cell table:style-name="ce7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e303fc875a20e4e7165c5cfa7261307</text:p>
          </table:table-cell>
          <table:table-cell table:style-name="ce13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3" office:value-type="string" calcext:value-type="string">
            <text:p>高等数学（上）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7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e3eab88379031616523cfa03d25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07592946c7aac27799bc3704fb098f9</text:p>
          </table:table-cell>
          <table:table-cell table:style-name="ce13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13" office:value-type="string" calcext:value-type="string">
            <text:p>概率论与随机过程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7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47e6d0aca749a34066ab1e236067ed</text:p>
          </table:table-cell>
          <table:table-cell table:style-name="ce13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3" office:value-type="string" calcext:value-type="string">
            <text:p>信号与系统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7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4830ba73c4e74ec7acab68538d91ca2</text:p>
          </table:table-cell>
          <table:table-cell table:style-name="ce13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13" office:value-type="string" calcext:value-type="string">
            <text:p>概率论与随机过程</text:p>
          </table:table-cell>
          <table:table-cell table:style-name="ce13"/>
          <table:table-cell office:value-type="string" calcext:value-type="string">
            <text:p>QA</text:p>
          </table:table-cell>
          <table:table-cell table:style-name="ce7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7c7b23df1aed315e0d0147a7bb677d</text:p>
          </table:table-cell>
          <table:table-cell table:style-name="ce13"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13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7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e9e24d20c444eeb977f5d71846ba32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14b2d4fecf7d451b1baf0a35e9d43f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7ba485eb55b7add61ffcc301e31f9fc</text:p>
          </table:table-cell>
          <table:table-cell table:number-columns-repeated="5"/>
          <table:table-cell office:value-type="string" calcext:value-type="string">
            <text:p>QA</text:p>
          </table:table-cell>
          <table:table-cell table:style-name="ce7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9186468bb42d93828a018c1ae8d17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1048aea409ec61c511b61cdc11c2d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13" office:value-type="string" calcext:value-type="string">
            <text:p>矩阵分析与应用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7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ce01c9a14c2b29d7697a5f37f2ae80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52ba0bf2944095dc586af36157a0b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5bb2368b0adf6c8d1995815a93b5590</text:p>
          </table:table-cell>
          <table:table-cell table:style-name="ce13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3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7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6f650fca0dc83c016b02cab4a85a4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9dead8d171a9d9a940b3550e6534f8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13" office:value-type="string" calcext:value-type="string">
            <text:p>矩阵分析与应用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7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d5e2e3e6a66fc86c1ddecac42dc54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c7dba3c16005c19603778664e584ab</text:p>
          </table:table-cell>
          <table:table-cell table:style-name="ce13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13" office:value-type="string" calcext:value-type="string">
            <text:p>大学计算机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7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13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3" office:value-type="string" calcext:value-type="string">
            <text:p><text:span text:style-name="T3">大学物理</text:span><text:span text:style-name="T4">B</text:span><text:span text:style-name="T2">（上）</text:span>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7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61f142de47bebff8faa0f13b1f09644</text:p>
          </table:table-cell>
          <table:table-cell table:style-name="ce13"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table:style-name="ce13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8e2ce71a6e6ff3ad22d281052c38ffd</text:p>
          </table:table-cell>
          <table:table-cell table:style-name="ce13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3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ac885856ae85d9bd2d68176d8259983</text:p>
          </table:table-cell>
          <table:table-cell office:value-type="string" calcext:value-type="string">
            <text:p>本科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489492b459d8e9e2d0b6904e06c8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cfc9a7a5acf066d8cd3f6b7a2b890c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39f1b518a81b6c99d0c2be9c78231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3787670fd44fa1bf82bee363969a4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3ca45487b1fc07a4b306d41fdf99e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55055d4af7ecb20dcc6e470e53822e0</text:p>
          </table:table-cell>
          <table:table-cell table:style-name="ce13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3" office:value-type="string" calcext:value-type="string">
            <text:p>高等数学（上）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7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11b24930a8f7991e46ff64374e0cca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1f40567a69afa43e83c53a9eb8393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aa1cd46b692765e7278716b59ec04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cc09231c1dbed8fb687b5b9f692c26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number-rows-repeated="1048312">
          <table:table-cell table:number-columns-repeated="16384"/>
        </table:table-row>
        <table:table-row table:style-name="ro3" table:number-rows-repeated="1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docs" table:style-name="ta3">
        <office:forms form:automatic-focus="false" form:apply-design-mode="false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number-columns-repeated="16379" table:default-cell-style-name="ce12"/>
        <table:table-row table:style-name="ro1">
          <table:table-cell table:style-name="ce19" office:value-type="string" calcext:value-type="string">
            <text:p><text:span text:style-name="T1">MD5</text:span><text:span text:style-name="T2">校验码</text:span></text:p>
          </table:table-cell>
          <table:table-cell table:style-name="ce19" office:value-type="string" calcext:value-type="string">
            <text:p>课程类型</text:p>
          </table:table-cell>
          <table:table-cell table:style-name="ce19" office:value-type="string" calcext:value-type="string">
            <text:p>课程名称</text:p>
          </table:table-cell>
          <table:table-cell table:style-name="ce19" office:value-type="string" calcext:value-type="string">
            <text:p>文件名称</text:p>
          </table:table-cell>
          <table:table-cell table:style-name="ce19" office:value-type="string" calcext:value-type="string">
            <text:p>资料类型（思维导图M/题库Q/答案A/知识点K/课件C）</text:p>
          </table:table-cell>
          <table:table-cell table:style-name="ce19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66eb70dd44b90210c97ddb946183935</text:p>
          </table:table-cell>
          <table:table-cell table:style-name="ce19" office:value-type="string" calcext:value-type="string">
            <text:p>本科</text:p>
          </table:table-cell>
          <table:table-cell table:style-name="ce19" office:value-type="string" calcext:value-type="string">
            <text:p>大学物理实验</text:p>
          </table:table-cell>
          <table:table-cell table:style-name="ce19" office:value-type="string" calcext:value-type="string">
            <text:p>大学物理实验 讲义（2023年）</text:p>
          </table:table-cell>
          <table:table-cell table:style-name="ce15" office:value-type="string" calcext:value-type="string">
            <text:p>C</text:p>
          </table:table-cell>
          <table:table-cell table:style-name="ce7"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0a989899a0724b171007e4adcb5f391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线性代数公式归纳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0d3f8f6c537922dacec4ea5f5c2a9ee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运筹学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118f2d5bebf10f9adb3cf89614b0a47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</text:p>
          </table:table-cell>
          <table:table-cell office:value-type="string" calcext:value-type="string">
            <text:p>学解 考试宝典 大学（普通）物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19b833b8934f45fccee0c8f1c3c1abe0</text:p>
          </table:table-cell>
          <table:table-cell/>
          <table:table-cell office:value-type="string" calcext:value-type="string">
            <text:p>运筹学</text:p>
          </table:table-cell>
          <table:table-cell office:value-type="string" calcext:value-type="string">
            <text:p>期末复习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1c3d7f68adab058635b158c4595b165c</text:p>
          </table:table-cell>
          <table:table-cell table:style-name="ce19" office:value-type="string" calcext:value-type="string">
            <text:p>本科</text:p>
          </table:table-cell>
          <table:table-cell table:style-name="ce19" office:value-type="string" calcext:value-type="string">
            <text:p>马克思主义基本原理</text:p>
          </table:table-cell>
          <table:table-cell table:style-name="ce19" office:value-type="string" calcext:value-type="string">
            <text:p>马原思维导图</text:p>
          </table:table-cell>
          <table:table-cell table:style-name="ce15" office:value-type="string" calcext:value-type="string">
            <text:p>M</text:p>
          </table:table-cell>
          <table:table-cell table:style-name="ce7"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1d81f9c30b9d5013d8e5d6beb4d74ef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数学（上）</text:p>
          </table:table-cell>
          <table:table-cell office:value-type="string" calcext:value-type="string">
            <text:p>积分精选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2f86b1c34727833d3572761e99368818</text:p>
          </table:table-cell>
          <table:table-cell table:style-name="ce19" office:value-type="string" calcext:value-type="string">
            <text:p>本科</text:p>
          </table:table-cell>
          <table:table-cell table:style-name="ce19" office:value-type="string" calcext:value-type="string">
            <text:p>线性代数</text:p>
          </table:table-cell>
          <table:table-cell table:style-name="ce19" office:value-type="string" calcext:value-type="string">
            <text:p>线性代数讲义</text:p>
          </table:table-cell>
          <table:table-cell table:style-name="ce15" office:value-type="string" calcext:value-type="string">
            <text:p>C</text:p>
          </table:table-cell>
          <table:table-cell table:style-name="ce7"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34bf9c88e2a7ce920aa8854f75c4eea5</text:p>
          </table:table-cell>
          <table:table-cell table:style-name="ce19" office:value-type="string" calcext:value-type="string">
            <text:p>本科</text:p>
          </table:table-cell>
          <table:table-cell table:style-name="ce19" office:value-type="string" calcext:value-type="string">
            <text:p>数据结构</text:p>
          </table:table-cell>
          <table:table-cell table:style-name="ce19" office:value-type="string" calcext:value-type="string">
            <text:p>数据结构习题集答案</text:p>
          </table:table-cell>
          <table:table-cell table:style-name="ce15" office:value-type="string" calcext:value-type="string">
            <text:p>A</text:p>
          </table:table-cell>
          <table:table-cell table:style-name="ce7"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37ede6b756b350460371b6d31c609d1b</text:p>
          </table:table-cell>
          <table:table-cell/>
          <table:table-cell office:value-type="string" calcext:value-type="string">
            <text:p>计算机网络</text:p>
          </table:table-cell>
          <table:table-cell office:value-type="string" calcext:value-type="string">
            <text:p>Computer Networks Fifth Edition Problem Solutio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3ad204d9f1ecfbde8832802fc3eee0be</text:p>
          </table:table-cell>
          <table:table-cell table:style-name="ce19" office:value-type="string" calcext:value-type="string">
            <text:p>本科</text:p>
          </table:table-cell>
          <table:table-cell table:style-name="ce19" office:value-type="string" calcext:value-type="string">
            <text:p><text:span text:style-name="T3">高等数学（上）</text:span><text:span text:style-name="T4">/</text:span><text:span text:style-name="T2">高等数学（下）</text:span></text:p>
          </table:table-cell>
          <table:table-cell table:style-name="ce19" office:value-type="string" calcext:value-type="string">
            <text:p>高等数学基础</text:p>
          </table:table-cell>
          <table:table-cell table:style-name="ce15" office:value-type="string" calcext:value-type="string">
            <text:p>K</text:p>
          </table:table-cell>
          <table:table-cell table:style-name="ce7"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3d6fa4f7305fb91e9c014e468037310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工程制图习题解答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3e5a331e25c57384ee12fdaca11823e5</text:p>
          </table:table-cell>
          <table:table-cell table:style-name="ce19" office:value-type="string" calcext:value-type="string">
            <text:p>本科</text:p>
          </table:table-cell>
          <table:table-cell table:style-name="ce19" office:value-type="string" calcext:value-type="string">
            <text:p>数字信号处理</text:p>
          </table:table-cell>
          <table:table-cell table:style-name="ce19" office:value-type="string" calcext:value-type="string">
            <text:p><text:span text:style-name="T3">数字信号处理答案 科学社第</text:span><text:span text:style-name="T4">2</text:span><text:span text:style-name="T2">版</text:span></text:p>
          </table:table-cell>
          <table:table-cell table:style-name="ce15" office:value-type="string" calcext:value-type="string">
            <text:p>A</text:p>
          </table:table-cell>
          <table:table-cell table:style-name="ce7" office:value-type="string" calcext:value-type="string">
            <text:p>pd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3eb071b6be2e6614d27aa4d894c51493</text:p>
          </table:table-cell>
          <table:table-cell table:style-name="ce19" office:value-type="string" calcext:value-type="string">
            <text:p>本科</text:p>
          </table:table-cell>
          <table:table-cell table:style-name="ce19" office:value-type="string" calcext:value-type="string">
            <text:p>马克思主义基本原理</text:p>
          </table:table-cell>
          <table:table-cell table:style-name="ce19" office:value-type="string" calcext:value-type="string">
            <text:p>题库/知识点</text:p>
          </table:table-cell>
          <table:table-cell table:style-name="ce15" office:value-type="string" calcext:value-type="string">
            <text:p>QK</text:p>
          </table:table-cell>
          <table:table-cell table:style-name="ce7" office:value-type="string" calcext:value-type="string">
            <text:p>pd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3fc6130e80ce9f651193a4668c3c582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17年数据结构课件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3f894ce7840714612c5aa265455f34a</text:p>
          </table:table-cell>
          <table:table-cell table:style-name="ce19" office:value-type="string" calcext:value-type="string">
            <text:p>本科</text:p>
          </table:table-cell>
          <table:table-cell table:style-name="ce19" office:value-type="string" calcext:value-type="string">
            <text:p>中国近现代史纲要</text:p>
          </table:table-cell>
          <table:table-cell table:style-name="ce19" office:value-type="string" calcext:value-type="string">
            <text:p>《中国近现代史纲要》考试宝典题库</text:p>
          </table:table-cell>
          <table:table-cell table:style-name="ce15" office:value-type="string" calcext:value-type="string">
            <text:p>Q</text:p>
          </table:table-cell>
          <table:table-cell table:style-name="ce7"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58e9726b5c5dab42a432b80a44c58ca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电子工程学院 电路与电子电路 各章复习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5aae01f0a98b3fc6d3d1b3ba807070e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线代绿书2018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62b43f8fbed2bb3087f2afc96fd89b0f</text:p>
          </table:table-cell>
          <table:table-cell table:style-name="ce19" office:value-type="string" calcext:value-type="string">
            <text:p>本科</text:p>
          </table:table-cell>
          <table:table-cell table:style-name="ce19" office:value-type="string" calcext:value-type="string">
            <text:p>数字电路与逻辑系统</text:p>
          </table:table-cell>
          <table:table-cell office:value-type="string" calcext:value-type="string">
            <text:p><text:span text:style-name="T1">2020</text:span><text:span text:style-name="T2">爱课堂数电客观题解析</text:span>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zi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680b6abcd0be13a2ea4acb1f31e21772</text:p>
          </table:table-cell>
          <table:table-cell table:style-name="ce19" office:value-type="string" calcext:value-type="string">
            <text:p>本科</text:p>
          </table:table-cell>
          <table:table-cell table:style-name="ce19"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<text:span text:style-name="T1">21</text:span><text:span text:style-name="T2">级物联网工程期末串讲笔记</text:span></text:p>
          </table:table-cell>
          <table:table-cell table:style-name="ce15" office:value-type="string" calcext:value-type="string">
            <text:p>K</text:p>
          </table:table-cell>
          <table:table-cell table:style-name="ce7"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6d7a3ce447f1b9f75b8bfee6e98275f7</text:p>
          </table:table-cell>
          <table:table-cell table:style-name="ce19" office:value-type="string" calcext:value-type="string">
            <text:p>本科</text:p>
          </table:table-cell>
          <table:table-cell table:style-name="ce19" office:value-type="string" calcext:value-type="string">
            <text:p>中国近现代史纲要</text:p>
          </table:table-cell>
          <table:table-cell table:style-name="ce19" office:value-type="string" calcext:value-type="string">
            <text:p>《考试宝典》中国近现代史纲要</text:p>
          </table:table-cell>
          <table:table-cell table:style-name="ce15" office:value-type="string" calcext:value-type="string">
            <text:p>K</text:p>
          </table:table-cell>
          <table:table-cell table:style-name="ce7" office:value-type="string" calcext:value-type="string">
            <text:p>pd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726471bd31ef01df1c4d797b7402ef0c</text:p>
          </table:table-cell>
          <table:table-cell table:style-name="ce19" office:value-type="string" calcext:value-type="string">
            <text:p>本科</text:p>
          </table:table-cell>
          <table:table-cell table:style-name="ce19" office:value-type="string" calcext:value-type="string">
            <text:p>马克思主义基本原理</text:p>
          </table:table-cell>
          <table:table-cell table:style-name="ce19" office:value-type="string" calcext:value-type="string">
            <text:p><text:span text:style-name="T3">知识梳理（第五章</text:span><text:span text:style-name="T4">~</text:span><text:span text:style-name="T2">第七章）</text:span></text:p>
          </table:table-cell>
          <table:table-cell table:style-name="ce15" office:value-type="string" calcext:value-type="string">
            <text:p>K</text:p>
          </table:table-cell>
          <table:table-cell table:style-name="ce7" office:value-type="string" calcext:value-type="string">
            <text:p>pd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7983d676bb595b6be4f8993f556a1d34</text:p>
          </table:table-cell>
          <table:table-cell table:style-name="ce19" office:value-type="string" calcext:value-type="string">
            <text:p>本科</text:p>
          </table:table-cell>
          <table:table-cell table:style-name="ce19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19" office:value-type="string" calcext:value-type="string">
            <text:p>奇数题答案</text:p>
          </table:table-cell>
          <table:table-cell table:style-name="ce15" office:value-type="string" calcext:value-type="string">
            <text:p>A</text:p>
          </table:table-cell>
          <table:table-cell table:style-name="ce7"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8087447999a9996dba3c54e32345aee9</text:p>
          </table:table-cell>
          <table:table-cell table:style-name="ce19" office:value-type="string" calcext:value-type="string">
            <text:p>本科</text:p>
          </table:table-cell>
          <table:table-cell table:style-name="ce19" office:value-type="string" calcext:value-type="string">
            <text:p>军事理论</text:p>
          </table:table-cell>
          <table:table-cell table:style-name="ce19" office:value-type="string" calcext:value-type="string">
            <text:p>军事理论题库</text:p>
          </table:table-cell>
          <table:table-cell table:style-name="ce15" office:value-type="string" calcext:value-type="string">
            <text:p>Q</text:p>
          </table:table-cell>
          <table:table-cell table:style-name="ce7" office:value-type="string" calcext:value-type="string">
            <text:p>pd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8285ae9bb8aec3dbf665dd1bdf75bef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实验</text:p>
          </table:table-cell>
          <table:table-cell office:value-type="string" calcext:value-type="string">
            <text:p>大学物理实验 讲义（2020年）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8853903287d58621391474f65450b92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数学</text:p>
          </table:table-cell>
          <table:table-cell office:value-type="string" calcext:value-type="string">
            <text:p>复变函数与数学物理方法-部分习题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8b3bc2a11252293e2c255aabf6d301b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英语</text:p>
          </table:table-cell>
          <table:table-cell office:value-type="string" calcext:value-type="string">
            <text:p>新目标大学英语（第二版）视听说教程参考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978c539a2fcd228458118a0c07d59b8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电路与逻辑系统</text:p>
          </table:table-cell>
          <table:table-cell office:value-type="string" calcext:value-type="string">
            <text:p>蜂考速成课《数字电子技术》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98e5627649bdfc873a0f4302349f4fb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路分析基础/电子电路基础</text:p>
          </table:table-cell>
          <table:table-cell office:value-type="string" calcext:value-type="string">
            <text:p>电子电路全书课后习题答案合并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068341adf389097090e9bf05d53c024</text:p>
          </table:table-cell>
          <table:table-cell table:style-name="ce19" office:value-type="string" calcext:value-type="string">
            <text:p>本科</text:p>
          </table:table-cell>
          <table:table-cell table:style-name="ce19" office:value-type="string" calcext:value-type="string">
            <text:p>马克思主义基本原理</text:p>
          </table:table-cell>
          <table:table-cell table:style-name="ce19" office:value-type="string" calcext:value-type="string">
            <text:p><text:span text:style-name="T3">题库</text:span><text:span text:style-name="T4">/</text:span><text:span text:style-name="T2">模拟试卷</text:span></text:p>
          </table:table-cell>
          <table:table-cell office:value-type="string" calcext:value-type="string">
            <text:p>Q</text:p>
          </table:table-cell>
          <table:table-cell table:style-name="ce7"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721ecde2dde9effb76768da391ac49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学解 考试宝典 电路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aa28a9381ab134352f2d499eab39d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电路分析基础俎云霄 课后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b674edeea9e45d58c94016b13351a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微波工程基础</text:p>
          </table:table-cell>
          <table:table-cell office:value-type="string" calcext:value-type="string">
            <text:p>《微波工程基础》实验教学手册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39de807ea75fc083b7b7ea31aeb8519</text:p>
          </table:table-cell>
          <table:table-cell table:style-name="ce19" office:value-type="string" calcext:value-type="string">
            <text:p>本科</text:p>
          </table:table-cell>
          <table:table-cell table:style-name="ce19" office:value-type="string" calcext:value-type="string">
            <text:p>高等数学（下）</text:p>
          </table:table-cell>
          <table:table-cell table:style-name="ce19" office:value-type="string" calcext:value-type="string">
            <text:p>期末复习讲义</text:p>
          </table:table-cell>
          <table:table-cell office:value-type="string" calcext:value-type="string">
            <text:p>K</text:p>
          </table:table-cell>
          <table:table-cell table:style-name="ce7"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464f2c0becdce1d24d22b4fe9154fe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大学计算机基础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4e2114f4fa50282fe33485907706e5b</text:p>
          </table:table-cell>
          <table:table-cell table:style-name="ce19" office:value-type="string" calcext:value-type="string">
            <text:p>本科</text:p>
          </table:table-cell>
          <table:table-cell table:style-name="ce19" office:value-type="string" calcext:value-type="string">
            <text:p>大学计算机基础</text:p>
          </table:table-cell>
          <table:table-cell table:style-name="ce19" office:value-type="string" calcext:value-type="string">
            <text:p>计算机基础知识</text:p>
          </table:table-cell>
          <table:table-cell office:value-type="string" calcext:value-type="string">
            <text:p>C</text:p>
          </table:table-cell>
          <table:table-cell table:style-name="ce7"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624cb81305d085c690a408693945595</text:p>
          </table:table-cell>
          <table:table-cell table:style-name="ce19" office:value-type="string" calcext:value-type="string">
            <text:p>本科</text:p>
          </table:table-cell>
          <table:table-cell table:style-name="ce19" office:value-type="string" calcext:value-type="string">
            <text:p>中国近现代史纲要</text:p>
          </table:table-cell>
          <table:table-cell table:style-name="ce19" office:value-type="string" calcext:value-type="string">
            <text:p>时间轴</text:p>
          </table:table-cell>
          <table:table-cell office:value-type="string" calcext:value-type="string">
            <text:p>K</text:p>
          </table:table-cell>
          <table:table-cell table:style-name="ce7" office:value-type="string" calcext:value-type="string">
            <text:p>pd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6fae3f7464a1f80021cf070ca732205</text:p>
          </table:table-cell>
          <table:table-cell table:style-name="ce19" office:value-type="string" calcext:value-type="string">
            <text:p>本科</text:p>
          </table:table-cell>
          <table:table-cell table:style-name="ce19" office:value-type="string" calcext:value-type="string">
            <text:p>线性代数</text:p>
          </table:table-cell>
          <table:table-cell table:style-name="ce19" office:value-type="string" calcext:value-type="string">
            <text:p><text:span text:style-name="T3">线代绿书</text:span><text:span text:style-name="T4">2018</text:span><text:span text:style-name="T2">版</text:span></text:p>
          </table:table-cell>
          <table:table-cell office:value-type="string" calcext:value-type="string">
            <text:p>Q</text:p>
          </table:table-cell>
          <table:table-cell table:style-name="ce7"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10e83fe557073cbfe158737729a9d4</text:p>
          </table:table-cell>
          <table:table-cell table:style-name="ce19" office:value-type="string" calcext:value-type="string">
            <text:p>本科</text:p>
          </table:table-cell>
          <table:table-cell table:style-name="ce19" office:value-type="string" calcext:value-type="string">
            <text:p>马克思主义基本原理</text:p>
          </table:table-cell>
          <table:table-cell table:style-name="ce19" office:value-type="string" calcext:value-type="string">
            <text:p>知识框架</text:p>
          </table:table-cell>
          <table:table-cell office:value-type="string" calcext:value-type="string">
            <text:p>MK</text:p>
          </table:table-cell>
          <table:table-cell table:style-name="ce7" office:value-type="string" calcext:value-type="string">
            <text:p>pd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5b8df80724f60c1ac23a4dbf72ae862</text:p>
          </table:table-cell>
          <table:table-cell table:style-name="ce19" office:value-type="string" calcext:value-type="string">
            <text:p>本科</text:p>
          </table:table-cell>
          <table:table-cell table:style-name="ce19" office:value-type="string" calcext:value-type="string">
            <text:p>马克思主义基本原理</text:p>
          </table:table-cell>
          <table:table-cell table:style-name="ce19" office:value-type="string" calcext:value-type="string">
            <text:p><text:span text:style-name="T3">知识梳理（导论</text:span><text:span text:style-name="T4">~</text:span><text:span text:style-name="T2">第三章）</text:span></text:p>
          </table:table-cell>
          <table:table-cell office:value-type="string" calcext:value-type="string">
            <text:p>K</text:p>
          </table:table-cell>
          <table:table-cell table:style-name="ce7"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8e97b1d423103e1693c6a33eb5669a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微波技术基础</text:p>
          </table:table-cell>
          <table:table-cell office:value-type="string" calcext:value-type="string">
            <text:p>廖承恩《微波技术基础》习题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93cd3f32fdcdacf20b59129e3796b47</text:p>
          </table:table-cell>
          <table:table-cell table:style-name="ce19" office:value-type="string" calcext:value-type="string">
            <text:p>本科</text:p>
          </table:table-cell>
          <table:table-cell table:style-name="ce19" office:value-type="string" calcext:value-type="string">
            <text:p>毛泽东思想和中国特色社会主义理论体系概论</text:p>
          </table:table-cell>
          <table:table-cell table:style-name="ce19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7" office:value-type="string" calcext:value-type="string">
            <text:p>pd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bbdc0828717c5d6eef6c9cc6e71b1c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模拟电子技术</text:p>
          </table:table-cell>
          <table:table-cell office:value-type="string" calcext:value-type="string">
            <text:p>2015年课件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a8d3fbbd654a034177eac609fdb01e</text:p>
          </table:table-cell>
          <table:table-cell table:style-name="ce19" office:value-type="string" calcext:value-type="string">
            <text:p>本科</text:p>
          </table:table-cell>
          <table:table-cell table:style-name="ce19" office:value-type="string" calcext:value-type="string">
            <text:p>中国近现代史纲要</text:p>
          </table:table-cell>
          <table:table-cell table:style-name="ce19"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table:style-name="ce7"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ff2fb2ee5eba8180781836ab9a268c4</text:p>
          </table:table-cell>
          <table:table-cell table:style-name="ce19" office:value-type="string" calcext:value-type="string">
            <text:p>本科</text:p>
          </table:table-cell>
          <table:table-cell table:style-name="ce19" office:value-type="string" calcext:value-type="string">
            <text:p>军事理论</text:p>
          </table:table-cell>
          <table:table-cell table:style-name="ce19" office:value-type="string" calcext:value-type="string">
            <text:p>军事理论题库</text:p>
          </table:table-cell>
          <table:table-cell table:style-name="ce15" office:value-type="string" calcext:value-type="string">
            <text:p>Q</text:p>
          </table:table-cell>
          <table:table-cell table:style-name="ce7"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19" office:value-type="string" calcext:value-type="string">
            <text:p>本科</text:p>
          </table:table-cell>
          <table:table-cell table:style-name="ce19" office:value-type="string" calcext:value-type="string">
            <text:p>毛泽东思想和中国特色社会主义理论体系概论</text:p>
          </table:table-cell>
          <table:table-cell table:style-name="ce19"/>
          <table:table-cell table:style-name="ce15" office:value-type="string" calcext:value-type="string">
            <text:p>K</text:p>
          </table:table-cell>
          <table:table-cell table:style-name="ce7"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0a4279569b9fe79de8d00dfa0827392</text:p>
          </table:table-cell>
          <table:table-cell table:style-name="ce19" office:value-type="string" calcext:value-type="string">
            <text:p>本科</text:p>
          </table:table-cell>
          <table:table-cell table:style-name="ce19" office:value-type="string" calcext:value-type="string">
            <text:p>中国近现代史纲要</text:p>
          </table:table-cell>
          <table:table-cell table:style-name="ce19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7"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1e32cef9a688384716b9001680c19f0</text:p>
          </table:table-cell>
          <table:table-cell table:style-name="ce19" office:value-type="string" calcext:value-type="string">
            <text:p>本科</text:p>
          </table:table-cell>
          <table:table-cell table:style-name="ce19" office:value-type="string" calcext:value-type="string">
            <text:p>军事理论</text:p>
          </table:table-cell>
          <table:table-cell table:style-name="ce19" office:value-type="string" calcext:value-type="string">
            <text:p>军事理论题库</text:p>
          </table:table-cell>
          <table:table-cell table:style-name="ce15" office:value-type="string" calcext:value-type="string">
            <text:p>Q</text:p>
          </table:table-cell>
          <table:table-cell table:style-name="ce7" office:value-type="string" calcext:value-type="string">
            <text:p>pd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90c3c5665ae897fe9110e5a9ecbc0c0</text:p>
          </table:table-cell>
          <table:table-cell table:style-name="ce19" office:value-type="string" calcext:value-type="string">
            <text:p>本科</text:p>
          </table:table-cell>
          <table:table-cell table:style-name="ce19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19" office:value-type="string" calcext:value-type="string">
            <text:p>偶数题答案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b1d0153d20bc177c614f06981850a34</text:p>
          </table:table-cell>
          <table:table-cell/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习题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c13924148a20b4efe4f81af03220632</text:p>
          </table:table-cell>
          <table:table-cell table:style-name="ce19" office:value-type="string" calcext:value-type="string">
            <text:p>本科</text:p>
          </table:table-cell>
          <table:table-cell table:style-name="ce19" office:value-type="string" calcext:value-type="string">
            <text:p>大学计算机基础</text:p>
          </table:table-cell>
          <table:table-cell table:style-name="ce19" office:value-type="string" calcext:value-type="string">
            <text:p>操作系统</text:p>
          </table:table-cell>
          <table:table-cell office:value-type="string" calcext:value-type="string">
            <text:p>C</text:p>
          </table:table-cell>
          <table:table-cell table:style-name="ce7" office:value-type="string" calcext:value-type="string">
            <text:p>pd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66ce7007cd563e6c7e8acc58f27ef9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嵌入式系统控制与应用</text:p>
          </table:table-cell>
          <table:table-cell office:value-type="string" calcext:value-type="string">
            <text:p>嵌入式系统控制与应用 实验指导书（2015年）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6869464777a90d754e3418cecd3bfb3</text:p>
          </table:table-cell>
          <table:table-cell table:style-name="ce19" office:value-type="string" calcext:value-type="string">
            <text:p>本科</text:p>
          </table:table-cell>
          <table:table-cell table:style-name="ce19" office:value-type="string" calcext:value-type="string">
            <text:p>中国近现代史纲要</text:p>
          </table:table-cell>
          <table:table-cell table:style-name="ce19" office:value-type="string" calcext:value-type="string">
            <text:p>《中国近现代史纲要》通关宝典</text:p>
          </table:table-cell>
          <table:table-cell office:value-type="string" calcext:value-type="string">
            <text:p>K</text:p>
          </table:table-cell>
          <table:table-cell table:style-name="ce7" office:value-type="string" calcext:value-type="string">
            <text:p>pd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b30ada79c8df0abd0df64dc9e7be4f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数据结构课件与资料-张海旸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27dbba58082d1aecb6cb90d7333a7cb</text:p>
          </table:table-cell>
          <table:table-cell table:style-name="ce19" office:value-type="string" calcext:value-type="string">
            <text:p>本科</text:p>
          </table:table-cell>
          <table:table-cell table:style-name="ce19" office:value-type="string" calcext:value-type="string">
            <text:p>马克思主义基本原理</text:p>
          </table:table-cell>
          <table:table-cell table:style-name="ce19" office:value-type="string" calcext:value-type="string">
            <text:p>马原知识点</text:p>
          </table:table-cell>
          <table:table-cell table:style-name="ce15" office:value-type="string" calcext:value-type="string">
            <text:p>K</text:p>
          </table:table-cell>
          <table:table-cell table:style-name="ce7" office:value-type="string" calcext:value-type="string">
            <text:p>pd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97243ad75e829b854175d43b3170df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C++程序设计 课件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b961636c3e8a00b42c2f4ead061340f</text:p>
          </table:table-cell>
          <table:table-cell table:style-name="ce19" office:value-type="string" calcext:value-type="string">
            <text:p>本科</text:p>
          </table:table-cell>
          <table:table-cell table:style-name="ce19" office:value-type="string" calcext:value-type="string">
            <text:p>马克思主义基本原理</text:p>
          </table:table-cell>
          <table:table-cell table:style-name="ce19" office:value-type="string" calcext:value-type="string">
            <text:p>知识梳理（第四章）</text:p>
          </table:table-cell>
          <table:table-cell office:value-type="string" calcext:value-type="string">
            <text:p>K</text:p>
          </table:table-cell>
          <table:table-cell table:style-name="ce7" office:value-type="string" calcext:value-type="string">
            <text:p>pdf</text:p>
          </table:table-cell>
          <table:table-cell table:number-columns-repeated="16378"/>
        </table:table-row>
        <table:table-row table:style-name="ro2" table:number-rows-repeated="1048516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2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46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docs.A1:docs.G5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docs" style:display-name="PageStyle_doc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4-25T19:21:41.457910412</dc:date>
    <meta:editing-cycles>432</meta:editing-cycles>
    <meta:editing-duration>P2DT1H27M19S</meta:editing-duration>
    <meta:generator>LibreOffice/7.4.7.2$Linux_X86_64 LibreOffice_project/40$Build-2</meta:generator>
    <meta:document-statistic meta:table-count="3" meta:cell-count="3678" meta:object-count="0"/>
    <meta:user-defined meta:name="AppVersion">15.0000</meta:user-defined>
  </office:meta>
</office:document-meta>
</file>